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style:text-position="sub 66.6%"/>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bookmark-start text:name="_Hlk190075206"/></text:p>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3</text:span></text:p>
      <text:p text:style-name="Standard"/>
      <text:p text:style-name="P8">A- Read all the quiz once, or twice, before beginning to write. Make sure to comprehend all questions and start with those you feel most confident.</text:p>
      <text:p text:style-name="P9">B – Be clear and concise. There are no extra points for being verbose or writing extra.</text:p>
      <text:p text:style-name="P10">C –Only use the white pages that I will provide. You have 50 minutes to answer the quiz.</text:p>
      <text:p text:style-name="P11">---------------------------------------------------------------------------------------------------------------------------</text:p>
      <text:p text:style-name="Standard"><text:span text:style-name="T12">Problem 1</text:span></text:p>
      <text:p text:style-name="Standard"/>
      <text:p text:style-name="Standard">José had two motorcycles that he sold for 1000 B./ each. For one of them, he earned 15%, and for the other, he had a 15% loss. Did he have a net loss, gain, or did he end up the same?</text:p>
      <text:p text:style-name="Standard"/>
      <text:p text:style-name="Standard"><text:span text:style-name="T13">Problem 2</text:span></text:p>
      <text:p text:style-name="Standard"/>
      <text:p text:style-name="Standard">A capacitor with plates separated by distance<text:s/><text:span text:style-name="T14">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5">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6">Problem 3</text:span></text:p>
      <text:p text:style-name="Standard"/>
      <text:p text:style-name="Standard">With a velocity of v<text:span text:style-name="T17">0,</text:span><text:s/>an electron is launched perpendicularly towards a huge charged sheet with a negative and uniform charge<text:s/>distribution. The electron makes it to the surface of the plate and stops. (a) Determine the work done by the electric field since the electron is launched until it reaches the plate. (b) Determine the work done by the launcher in the same trajectory. (c) Determine the work done by the net force.<text:bookmark-end text:name="_Hlk19007520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14T13:48:00Z</dc:date>
    <meta:print-date>2025-02-14T13:47:00Z</meta:print-date>
    <meta:template xlink:href="Normal" xlink:type="simple"/>
    <meta:editing-cycles>14</meta:editing-cycles>
    <meta:editing-duration>PT31260S</meta:editing-duration>
    <meta:document-statistic meta:page-count="1" meta:paragraph-count="3" meta:word-count="256" meta:character-count="1715" meta:row-count="12" meta:non-whitespace-character-count="1462"/>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